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ec7b" officeooo:paragraph-rsid="001cec7b"/>
    </style:style>
    <style:style style:name="P2" style:family="paragraph" style:parent-style-name="Standard" style:list-style-name="L1">
      <style:text-properties officeooo:rsid="001eb06f" officeooo:paragraph-rsid="001eb06f"/>
    </style:style>
    <style:style style:name="P3" style:family="paragraph" style:parent-style-name="Standard" style:list-style-name="L1">
      <style:text-properties officeooo:rsid="001ed5b9" officeooo:paragraph-rsid="001ed5b9"/>
    </style:style>
    <style:style style:name="P4" style:family="paragraph" style:parent-style-name="Standard">
      <style:text-properties officeooo:rsid="001ed5b9" officeooo:paragraph-rsid="001ed5b9"/>
    </style:style>
    <style:style style:name="P5" style:family="paragraph" style:parent-style-name="Standard">
      <style:text-properties officeooo:rsid="002185ca" officeooo:paragraph-rsid="002185ca"/>
    </style:style>
    <style:style style:name="P6" style:family="paragraph" style:parent-style-name="Standard" style:list-style-name="L2">
      <style:text-properties officeooo:rsid="002185ca" officeooo:paragraph-rsid="002185ca"/>
    </style:style>
    <style:style style:name="P7" style:family="paragraph" style:parent-style-name="Standard" style:list-style-name="L1">
      <style:text-properties style:text-line-through-style="solid" style:text-line-through-type="single" officeooo:rsid="001cec7b" officeooo:paragraph-rsid="001cec7b"/>
    </style:style>
    <style:style style:name="T1" style:family="text">
      <style:text-properties officeooo:rsid="001eb0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79757214" text:style-name="L1">
        <text:list-item>
          <text:p text:style-name="P7">Flujos de entrada / salida / entrada <text:s/>(“Input/Output”)</text:p>
        </text:list-item>
        <text:list-item>
          <text:p text:style-name="P7">formato (“Dando formato a las entradas/salidas”)</text:p>
        </text:list-item>
        <text:list-item>
          <text:p text:style-name="P1">FileCopy</text:p>
        </text:list-item>
        <text:list-item>
          <text:p text:style-name="P7">*xml bn formado y “si es valido, el dtd” “si no “no se puede hacer</text:p>
        </text:list-item>
        <text:list-item>
          <text:p text:style-name="P7">Tecnologías XML “xsl,xpatch,xql”</text:p>
        </text:list-item>
        <text:list-item>
          <text:p text:style-name="P1">herramientas de ediccion</text:p>
        </text:list-item>
        <text:list-item>
          <text:p text:style-name="P7">Marshallin Unmarshalling</text:p>
        </text:list-item>
        <text:list-item>
          <text:p text:style-name="P1">Procesado y parsing de java “Dom” “Sax” <text:s/><text:span text:style-name="T1">Sax solo hacia delanta y Dom para todos lados “Hibrido” Stax puntero que puede ir para delante y detras</text:span></text:p>
        </text:list-item>
        <text:list-item>
          <text:p text:style-name="P2">Conversión de xml a otros formatos “Si tengo un archivo exces tengo libro hojas filas, celdas”</text:p>
        </text:list-item>
        <text:list-item>
          <text:p text:style-name="P2">PDFX genera xml PDF genera binario</text:p>
        </text:list-item>
        <text:list-item>
          <text:p text:style-name="P3">jUnit</text:p>
        </text:list-item>
      </text:list>
      <text:p text:style-name="P4"/>
      <text:p text:style-name="P4"/>
      <text:p text:style-name="P5">PREGUNTAS JAVI</text:p>
      <text:p text:style-name="P5"/>
      <text:list xml:id="list340685022" text:style-name="L2">
        <text:list-item>
          <text:p text:style-name="P6">FORMAT</text:p>
        </text:list-item>
        <text:list-item>
          <text:p text:style-name="P6">TIPOS DE SYSTEM (DTD) DIFERENCIA BIEN FORMADO Y VALIDADO</text:p>
        </text:list-item>
        <text:list-item>
          <text:p text:style-name="P6">TECNOLOGIAS XML, XSL, XPATH, XQL</text:p>
        </text:list-item>
        <text:list-item>
          <text:p text:style-name="P6">PARSING Y BUILDING MARSAHLLING UNMARSHALLING</text:p>
        </text:list-item>
        <text:list-item>
          <text:p text:style-name="P6">PROCESADO DE XML CON JAVA: DOM, SAX, STAX HIBRIDOS</text:p>
        </text:list-item>
        <text:list-item>
          <text:p text:style-name="P6">DIFERENCIA DE SAX Y DOM</text:p>
        </text:list-item>
        <text:list-item>
          <text:p text:style-name="P6">CONVERSION DE XML A OTROS FORMATOS. ¿QUE OCURRE CUANDO PASO UN XML A EXCEL?</text:p>
        </text:list-item>
        <text:list-item>
          <text:p text:style-name="P6">OJO A LAS CELDAS!!</text:p>
        </text:list-item>
        <text:list-item>
          <text:p text:style-name="P6">EXCEPCIONES SIN EXCEPCIÓN</text:p>
        </text:list-item>
        <text:list-item>
          <text:p text:style-name="P6">JUNI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3:03:14.462953965</meta:creation-date>
    <dc:date>2017-10-25T19:16:56.027000000</dc:date>
    <meta:editing-duration>PT1H2M50S</meta:editing-duration>
    <meta:editing-cycles>4</meta:editing-cycles>
    <meta:generator>LibreOffice/5.4.1.2$Windows_x86 LibreOffice_project/ea7cb86e6eeb2bf3a5af73a8f7777ac570321527</meta:generator>
    <meta:document-statistic meta:table-count="0" meta:image-count="0" meta:object-count="0" meta:page-count="1" meta:paragraph-count="22" meta:word-count="166" meta:character-count="902" meta:non-whitespace-character-count="777"/>
  </office:meta>
</office:document-meta>
</file>